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75in" text:min-label-width="0in"/>
      </text:list-level-style-bullet>
      <text:list-level-style-bullet text:level="2" text:style-name="WW_CharLFO1LVL2" text:bullet-char="○">
        <style:list-level-properties text:space-before="1.75in" text:min-label-width="0in"/>
      </text:list-level-style-bullet>
      <text:list-level-style-bullet text:level="3" text:style-name="WW_CharLFO1LVL3" text:bullet-char="■">
        <style:list-level-properties text:space-before="2.75in" text:min-label-width="0in"/>
      </text:list-level-style-bullet>
      <text:list-level-style-bullet text:level="4" text:style-name="WW_CharLFO1LVL4" text:bullet-char="●">
        <style:list-level-properties text:space-before="3.75in" text:min-label-width="0in"/>
      </text:list-level-style-bullet>
      <text:list-level-style-bullet text:level="5" text:style-name="WW_CharLFO1LVL5" text:bullet-char="○">
        <style:list-level-properties text:space-before="4.75in" text:min-label-width="0in"/>
      </text:list-level-style-bullet>
      <text:list-level-style-bullet text:level="6" text:style-name="WW_CharLFO1LVL6" text:bullet-char="■">
        <style:list-level-properties text:space-before="5.75in" text:min-label-width="0in"/>
      </text:list-level-style-bullet>
      <text:list-level-style-bullet text:level="7" text:style-name="WW_CharLFO1LVL7" text:bullet-char="●">
        <style:list-level-properties text:space-before="6.75in" text:min-label-width="0in"/>
      </text:list-level-style-bullet>
      <text:list-level-style-bullet text:level="8" text:style-name="WW_CharLFO1LVL8" text:bullet-char="○">
        <style:list-level-properties text:space-before="7.75in" text:min-label-width="0in"/>
      </text:list-level-style-bullet>
      <text:list-level-style-bullet text:level="9" text:style-name="WW_CharLFO1LVL9" text:bullet-char="■">
        <style:list-level-properties text:space-before="8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</text:list-level-style-bullet>
      <text:list-level-style-bullet text:level="2" text:style-name="WW_CharLFO2LVL2" text:bullet-char="○">
        <style:list-level-properties text:space-before="1.75in" text:min-label-width="0in"/>
      </text:list-level-style-bullet>
      <text:list-level-style-bullet text:level="3" text:style-name="WW_CharLFO2LVL3" text:bullet-char="■">
        <style:list-level-properties text:space-before="2.75in" text:min-label-width="0in"/>
      </text:list-level-style-bullet>
      <text:list-level-style-bullet text:level="4" text:style-name="WW_CharLFO2LVL4" text:bullet-char="●">
        <style:list-level-properties text:space-before="3.75in" text:min-label-width="0in"/>
      </text:list-level-style-bullet>
      <text:list-level-style-bullet text:level="5" text:style-name="WW_CharLFO2LVL5" text:bullet-char="○">
        <style:list-level-properties text:space-before="4.75in" text:min-label-width="0in"/>
      </text:list-level-style-bullet>
      <text:list-level-style-bullet text:level="6" text:style-name="WW_CharLFO2LVL6" text:bullet-char="■">
        <style:list-level-properties text:space-before="5.75in" text:min-label-width="0in"/>
      </text:list-level-style-bullet>
      <text:list-level-style-bullet text:level="7" text:style-name="WW_CharLFO2LVL7" text:bullet-char="●">
        <style:list-level-properties text:space-before="6.75in" text:min-label-width="0in"/>
      </text:list-level-style-bullet>
      <text:list-level-style-bullet text:level="8" text:style-name="WW_CharLFO2LVL8" text:bullet-char="○">
        <style:list-level-properties text:space-before="7.75in" text:min-label-width="0in"/>
      </text:list-level-style-bullet>
      <text:list-level-style-bullet text:level="9" text:style-name="WW_CharLFO2LVL9" text:bullet-char="■">
        <style:list-level-properties text:space-before="8.75in" text:min-label-width="0in"/>
      </text:list-level-style-bullet>
    </text:list-style>
    <style:style style:name="P1" style:parent-style-name="Normal" style:master-page-name="MP0" style:family="paragraph">
      <style:paragraph-properties fo:break-before="page" style:page-number="1"/>
    </style:style>
    <style:style style:name="P2" style:parent-style-name="Normal" style:family="paragraph">
      <style:paragraph-properties fo:text-indent="-0.25in"/>
    </style:style>
    <style:style style:name="T3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>
      <style:paragraph-properties fo:text-indent="-0.25in"/>
    </style:style>
    <style:style style:name="T6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indent="-0.25in"/>
    </style:style>
    <style:style style:name="T8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Resumen de lo que se habló en la reunión del 14/04/2016</text:p>
      <text:p text:style-name="Normal">Junto a la reunión del 21/04/2016</text:p>
      <text:p text:style-name="Normal"/>
      <text:p text:style-name="Normal"/>
      <text:p text:style-name="Normal">Decisiones ya tomadas</text:p>
      <text:p text:style-name="Normal"/>
      <text:list text:style-name="LFO1" text:continue-numbering="true">
        <text:list-item>
          <text:p text:style-name="P2">PCB preparada para instalar dos sistemas de bypass, según los componentes que montes.<text:line-break/>Ejemplo de modelo de interruptor para truby:<text:s/><text:a xlink:href="http://smallbear-electronics.mybigcommerce.com/alpha-sf17020f-0302-3pdt/" office:target-frame-name="_top" xlink:show="replace"><text:span text:style-name="T3">http://smallbear-electronics.mybigcommerce.com/alpha-sf17020f-0302-3pdt/</text:span></text:a><text:line-break/>Ejemplo de modelo de interruptor para pseudo: Cualquier SPST, SPDT... momentáneo<text:s/></text:p>
        </text:list-item>
      </text:list>
      <text:p text:style-name="P4"/>
      <text:list text:style-name="LFO2" text:continue-numbering="true">
        <text:list-item>
          <text:p text:style-name="P5">Carcasa de<text:s/>aluminio extruido. Modelo 1550B<text:line-break/><text:a xlink:href="http://www.tme.eu/es/details/hm-1550b/carcasas-universales/hammond/1550b/" office:target-frame-name="_top" xlink:show="replace"><text:span text:style-name="T6">http://www.tme.eu/es/details/hm-1550b/carcasas-universales/hammond/1550b/</text:span></text:a><text:line-break/></text:p>
        </text:list-item>
        <text:list-item>
          <text:p text:style-name="P7">Potenciómetros: enroscados a la carcasa, soldados a la<text:s/>PCB. Tipo encapsulado (sin mantenimiento, pista de plástico)<text:line-break/><text:a xlink:href="http://smallbear-electronics.mybigcommerce.com/alpha-single-gang-9mm-right-angle-pc-mount-knurled-shaft/" office:target-frame-name="_top" xlink:show="replace"><text:span text:style-name="T8">http://smallbear-electronics.mybigcommerce.com/alpha-single-gang-9mm-ri</text:span><text:span text:style-name="T9">ght-angle-pc-mount-knurled-shaft/</text:span></text:a><text:line-break/><text:line-break/>Addendum: se está mirando vástago de plástico transparente para poner un LED e iluminarlo desde abajo<text:s/><text:a xlink:href="http://smallbear-electronics.mybigcommerce.com/alpha-clear-shaft-pots-w-bushing/" office:target-frame-name="_top" xlink:show="replace"><text:span text:style-name="T10">http://smallbear-el</text:span><text:span text:style-name="T11">ectronics.mybigcommerce.com/alpha-clear-shaft-pots-w-bushing/</text:span></text:a><text:line-break/><text:line-break/>He encontrado estas perillas de aluminio muy baratas.<text:line-break/><text:a xlink:href="http://www.tme.eu/es/details/gs6m-15x16/perillas-para-potenciometros-de-eje/sr-passives/" office:target-frame-name="_top" xlink:show="replace"><text:span text:style-name="T12">http://www.tme.eu/es/details/gs</text:span><text:span text:style-name="T13">6m-15x16/perillas-para-potenciometros-de-eje/sr-passives/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75in" text:min-label-width="0in"/>
      </text:list-level-style-bullet>
      <text:list-level-style-bullet text:level="2" text:style-name="WW_CharLFO1LVL2" text:bullet-char="○">
        <style:list-level-properties text:space-before="1.75in" text:min-label-width="0in"/>
      </text:list-level-style-bullet>
      <text:list-level-style-bullet text:level="3" text:style-name="WW_CharLFO1LVL3" text:bullet-char="■">
        <style:list-level-properties text:space-before="2.75in" text:min-label-width="0in"/>
      </text:list-level-style-bullet>
      <text:list-level-style-bullet text:level="4" text:style-name="WW_CharLFO1LVL4" text:bullet-char="●">
        <style:list-level-properties text:space-before="3.75in" text:min-label-width="0in"/>
      </text:list-level-style-bullet>
      <text:list-level-style-bullet text:level="5" text:style-name="WW_CharLFO1LVL5" text:bullet-char="○">
        <style:list-level-properties text:space-before="4.75in" text:min-label-width="0in"/>
      </text:list-level-style-bullet>
      <text:list-level-style-bullet text:level="6" text:style-name="WW_CharLFO1LVL6" text:bullet-char="■">
        <style:list-level-properties text:space-before="5.75in" text:min-label-width="0in"/>
      </text:list-level-style-bullet>
      <text:list-level-style-bullet text:level="7" text:style-name="WW_CharLFO1LVL7" text:bullet-char="●">
        <style:list-level-properties text:space-before="6.75in" text:min-label-width="0in"/>
      </text:list-level-style-bullet>
      <text:list-level-style-bullet text:level="8" text:style-name="WW_CharLFO1LVL8" text:bullet-char="○">
        <style:list-level-properties text:space-before="7.75in" text:min-label-width="0in"/>
      </text:list-level-style-bullet>
      <text:list-level-style-bullet text:level="9" text:style-name="WW_CharLFO1LVL9" text:bullet-char="■">
        <style:list-level-properties text:space-before="8.75in" text:min-label-width="0in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</text:list-level-style-bullet>
      <text:list-level-style-bullet text:level="2" text:style-name="WW_CharLFO2LVL2" text:bullet-char="○">
        <style:list-level-properties text:space-before="1.75in" text:min-label-width="0in"/>
      </text:list-level-style-bullet>
      <text:list-level-style-bullet text:level="3" text:style-name="WW_CharLFO2LVL3" text:bullet-char="■">
        <style:list-level-properties text:space-before="2.75in" text:min-label-width="0in"/>
      </text:list-level-style-bullet>
      <text:list-level-style-bullet text:level="4" text:style-name="WW_CharLFO2LVL4" text:bullet-char="●">
        <style:list-level-properties text:space-before="3.75in" text:min-label-width="0in"/>
      </text:list-level-style-bullet>
      <text:list-level-style-bullet text:level="5" text:style-name="WW_CharLFO2LVL5" text:bullet-char="○">
        <style:list-level-properties text:space-before="4.75in" text:min-label-width="0in"/>
      </text:list-level-style-bullet>
      <text:list-level-style-bullet text:level="6" text:style-name="WW_CharLFO2LVL6" text:bullet-char="■">
        <style:list-level-properties text:space-before="5.75in" text:min-label-width="0in"/>
      </text:list-level-style-bullet>
      <text:list-level-style-bullet text:level="7" text:style-name="WW_CharLFO2LVL7" text:bullet-char="●">
        <style:list-level-properties text:space-before="6.75in" text:min-label-width="0in"/>
      </text:list-level-style-bullet>
      <text:list-level-style-bullet text:level="8" text:style-name="WW_CharLFO2LVL8" text:bullet-char="○">
        <style:list-level-properties text:space-before="7.75in" text:min-label-width="0in"/>
      </text:list-level-style-bullet>
      <text:list-level-style-bullet text:level="9" text:style-name="WW_CharLFO2LVL9" text:bullet-char="■">
        <style:list-level-properties text:space-before="8.75in" text:min-label-width="0in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rge</meta:initial-creator>
    <dc:creator>Jorge</dc:creator>
    <meta:creation-date>2016-11-10T12:27:00Z</meta:creation-date>
    <dc:date>2016-11-10T12:27:00Z</dc:date>
    <meta:template xlink:href="Normal.dotm" xlink:type="simple"/>
    <meta:editing-cycles>2</meta:editing-cycles>
    <meta:editing-duration>PT0S</meta:editing-duration>
    <meta:document-statistic meta:page-count="1" meta:paragraph-count="3" meta:word-count="244" meta:character-count="1583" meta:row-count="11" meta:non-whitespace-character-count="1342"/>
  </office:meta>
</office:document-meta>
</file>